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FreeSans" svg:font-family="FreeSans" style:font-adornments="Oblique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3.295cm"/>
    </style:style>
    <style:style style:name="P1" style:family="paragraph">
      <style:text-properties style:font-name="FreeSans1" fo:font-size="36pt" style:font-size-asian="36pt" style:font-size-complex="36pt"/>
    </style:style>
    <style:style style:name="T1" style:family="text">
      <style:text-properties style:font-name="FreeSans1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66cm" svg:height="4.069cm" svg:x="2.2cm" svg:y="12.1cm">
          <draw:text-box>
            <text:p text:style-name="P1"><text:span text:style-name="T1">בְּרֵאשִׁ֖ית בָּרָ֣א אֱלֹהִ֑ים אֵ֥ת הַשָּׁמַ֖יִם וְאֵ֥ת הָאָֽרֶץ׃</text:span><text:span text:style-name="T1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FreeSans" svg:font-family="FreeSans" style:font-adornments="Oblique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 Fischer</meta:initial-creator>
    <meta:creation-date>2013-09-19T18:33:55.349728950</meta:creation-date>
    <dc:date>2013-09-19T18:35:17.830066833</dc:date>
    <dc:creator>Christoph Fischer</dc:creator>
    <meta:editing-duration>P0D</meta:editing-duration>
    <meta:editing-cycles>1</meta:editing-cycles>
    <meta:document-statistic meta:object-count="1"/>
    <meta:generator>LibreOffice/4.1.1.2$Linux_X86_64 LibreOffice_project/410m0$Build-2</meta:generator>
  </office:meta>
</office:document-meta>
</file>